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A000001C2B94A40558A7E12C9.png" manifest:media-type="image/png"/>
  <manifest:file-entry manifest:full-path="Pictures/10000000000003AC0000019022233D7D0CCF592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4.0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578cm" svg:height="2.54cm" draw:transform="skewX (-0.0225147473507269) translate (9.866cm 1.778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0.962cm" svg:x="10.16cm" svg:y="0.562cm">
          <draw:text-box>
            <text:p>Powertrain</text:p>
          </draw:text-box>
        </draw:frame>
        <draw:line draw:style-name="gr3" draw:text-style-name="P3" draw:layer="layout" svg:x1="6.564cm" svg:y1="3.048cm" svg:x2="9.866cm" svg:y2="3.048cm">
          <text:p/>
        </draw:line>
        <draw:frame draw:style-name="gr4" draw:text-style-name="P2" draw:layer="layout" svg:width="2.032cm" svg:height="0.962cm" svg:x="7.112cm" svg:y="3.102cm">
          <draw:text-box>
            <text:p>input</text:p>
          </draw:text-box>
        </draw:frame>
        <draw:frame draw:style-name="gr2" draw:text-style-name="P2" draw:layer="layout" svg:width="1.524cm" svg:height="0.962cm" svg:x="7.366cm" svg:y="2.086cm">
          <draw:text-box>
            <text:p>p(t)</text:p>
          </draw:text-box>
        </draw:frame>
        <draw:custom-shape draw:style-name="gr5" draw:text-style-name="P1" xml:id="id2" draw:id="id2" draw:layer="layout" svg:width="4.064cm" svg:height="2.794cm" draw:transform="skewX (-0.0225147473507269) translate (15.748cm 6.35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0.962cm" svg:x="16.002cm" svg:y="5.334cm">
          <draw:text-box>
            <text:p>Chassis</text:p>
          </draw:text-box>
        </draw:frame>
        <draw:line draw:style-name="gr3" draw:text-style-name="P3" draw:layer="layout" svg:x1="19.812cm" svg:y1="7.62cm" svg:x2="23.114cm" svg:y2="7.62cm">
          <text:p/>
        </draw:line>
        <draw:frame draw:style-name="gr2" draw:text-style-name="P2" draw:layer="layout" svg:width="2.54cm" svg:height="0.962cm" svg:x="20.32cm" svg:y="7.674cm">
          <draw:text-box>
            <text:p>output</text:p>
          </draw:text-box>
        </draw:frame>
        <draw:frame draw:style-name="gr2" draw:text-style-name="P2" draw:layer="layout" svg:width="1.524cm" svg:height="0.962cm" svg:x="20.574cm" svg:y="6.658cm">
          <draw:text-box>
            <text:p>v(t)</text:p>
          </draw:text-box>
        </draw:frame>
        <draw:connector draw:style-name="gr3" draw:text-style-name="P3" draw:layer="layout" svg:x1="12.213cm" svg:y1="4.318cm" svg:x2="15.748cm" svg:y2="7.747cm" draw:start-shape="id1" draw:start-glue-point="2" draw:end-shape="id2" draw:end-glue-point="3" svg:d="M12213 4318v3429h3535" svg:viewBox="0 0 3536 3430">
          <text:p/>
        </draw:connector>
        <draw:frame draw:style-name="gr6" draw:text-style-name="P1" draw:layer="layout" svg:width="4.081cm" svg:height="1.524cm" svg:x="10.16cm" svg:y="2.286cm">
          <draw:image xlink:href="Pictures/10000000000003AC0000019022233D7D0CCF592E.jpg" xlink:type="simple" xlink:show="embed" xlink:actuate="onLoad" loext:mime-type="image/jpeg">
            <text:p/>
          </draw:image>
        </draw:frame>
        <draw:frame draw:style-name="gr2" draw:text-style-name="P2" draw:layer="layout" svg:width="1.524cm" svg:height="0.962cm" svg:x="12.954cm" svg:y="6.658cm">
          <draw:text-box>
            <text:p>F(t)</text:p>
          </draw:text-box>
        </draw:frame>
        <draw:frame draw:style-name="gr6" draw:text-style-name="P1" draw:layer="layout" svg:width="2.758cm" svg:height="1.7cm" svg:x="16.51cm" svg:y="6.858cm">
          <draw:image xlink:href="Pictures/10000201000002DA000001C2B94A40558A7E12C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7:22:52.145764137</meta:creation-date>
    <dc:date>2018-12-25T17:35:12.885988408</dc:date>
    <meta:editing-duration>PT2M10S</meta:editing-duration>
    <meta:editing-cycles>1</meta:editing-cycles>
    <meta:generator>LibreOffice/6.1.3.2$Linux_X86_64 LibreOffice_project/10$Build-2</meta:generator>
    <meta:document-statistic meta:object-count="37"/>
  </office:meta>
</office:document-meta>
</file>